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1fc" officeooo:paragraph-rsid="000b9312"/>
    </style:style>
    <style:style style:name="P2" style:family="paragraph" style:parent-style-name="Standard">
      <style:text-properties officeooo:rsid="000d01fc" officeooo:paragraph-rsid="000c9160"/>
    </style:style>
    <style:style style:name="P3" style:family="paragraph" style:parent-style-name="Standard">
      <style:text-properties officeooo:rsid="000d01fc" officeooo:paragraph-rsid="000cf88f"/>
    </style:style>
    <style:style style:name="P4" style:family="paragraph" style:parent-style-name="Standard">
      <style:text-properties officeooo:rsid="000d01fc" officeooo:paragraph-rsid="000fa208"/>
    </style:style>
    <style:style style:name="P5" style:family="paragraph" style:parent-style-name="Standard">
      <style:text-properties officeooo:rsid="000d01fc" officeooo:paragraph-rsid="00153b2c"/>
    </style:style>
    <style:style style:name="P6" style:family="paragraph" style:parent-style-name="Standard">
      <style:text-properties officeooo:rsid="000c9160" officeooo:paragraph-rsid="000cf88f"/>
    </style:style>
    <style:style style:name="P7" style:family="paragraph" style:parent-style-name="Standard">
      <style:text-properties officeooo:rsid="00103057" officeooo:paragraph-rsid="00103057"/>
    </style:style>
    <style:style style:name="P8" style:family="paragraph" style:parent-style-name="Standard">
      <style:text-properties officeooo:rsid="001412fe" officeooo:paragraph-rsid="001412fe"/>
    </style:style>
    <style:style style:name="P9" style:family="paragraph" style:parent-style-name="Standard">
      <style:text-properties officeooo:rsid="000cf88f" officeooo:paragraph-rsid="000fa208"/>
    </style:style>
    <style:style style:name="P10" style:family="paragraph" style:parent-style-name="Standard">
      <style:text-properties officeooo:rsid="000d01fc" officeooo:paragraph-rsid="000b9312"/>
    </style:style>
    <style:style style:name="T1" style:family="text">
      <style:text-properties officeooo:rsid="000db745"/>
    </style:style>
    <style:style style:name="T2" style:family="text">
      <style:text-properties officeooo:rsid="000d6bde"/>
    </style:style>
    <style:style style:name="T3" style:family="text">
      <style:text-properties officeooo:rsid="000c9160"/>
    </style:style>
    <style:style style:name="T4" style:family="text">
      <style:text-properties officeooo:rsid="000cf88f"/>
    </style:style>
    <style:style style:name="T5" style:family="text">
      <style:text-properties fo:font-weight="bold" officeooo:rsid="000edd53" style:font-weight-asian="bold" style:font-weight-complex="bold"/>
    </style:style>
    <style:style style:name="T6" style:family="text">
      <style:text-properties fo:font-weight="bold" officeooo:rsid="000cf88f" style:font-weight-asian="bold" style:font-weight-complex="bold"/>
    </style:style>
    <style:style style:name="T7" style:family="text">
      <style:text-properties fo:font-weight="bold" officeooo:rsid="000fa208" style:font-weight-asian="bold" style:font-weight-complex="bold"/>
    </style:style>
    <style:style style:name="T8" style:family="text">
      <style:text-properties officeooo:rsid="000fa208"/>
    </style:style>
    <style:style style:name="T9" style:family="text">
      <style:text-properties officeooo:rsid="00103057"/>
    </style:style>
    <style:style style:name="T10" style:family="text">
      <style:text-properties officeooo:rsid="001551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 order to compile <text:span text:style-name="T1">our tool</text:span> smoothly, we recommend to use the ubuntu 14.04 and connect to the Internet all the time. </text:p>
      <text:p text:style-name="P1"/>
      <text:p text:style-name="P2">2. Download <text:span text:style-name="T1">all the source code of our tool</text:span></text:p>
      <text:p text:style-name="P2"><text:tab/><text:span text:style-name="T3">sniper-6.1 </text:span></text:p>
      <text:p text:style-name="P2"><text:tab/><text:span text:style-name="T3">pin-2.14-67254-gcc.4.4.7-linux.tar.gz</text:span></text:p>
      <text:p text:style-name="P2"><text:tab/><text:span text:style-name="T3">sniper-benchmarks.tbz</text:span></text:p>
      <text:p text:style-name="P7">http://snipersim.org/w/The_Sniper_Multi-Core_Simulator</text:p>
      <text:p text:style-name="P2"><text:tab/><text:span text:style-name="T4">All the files that we provide</text:span></text:p>
      <text:p text:style-name="P2">//<text:span text:style-name="T9">we will provide the link later</text:span></text:p>
      <text:p text:style-name="P3"><text:tab/><text:span text:style-name="T4">HotSpot-5.02.tar.gz</text:span></text:p>
      <text:p text:style-name="P8">http://lava.cs.virginia.edu/HotSpot/</text:p>
      <text:p text:style-name="P3"><text:tab/><text:span text:style-name="T4">Eigen 3.2.0 </text:span></text:p>
      <text:p text:style-name="P7">http://eigen.tuxfamily.org/index.php?title=Special%3AAllPages&amp;from=&amp;to=&amp;namespace=100</text:p>
      <text:p text:style-name="P2"/>
      <text:p text:style-name="P2"><text:span text:style-name="T3">3. I</text:span>nstall the following packages</text:p>
      <text:p text:style-name="P1"><text:tab/>build-essential </text:p>
      <text:p text:style-name="P1"><text:tab/>libbz2-dev</text:p>
      <text:p text:style-name="P1"><text:tab/>libboost-dev</text:p>
      <text:p text:style-name="P1"><text:tab/>libsqlite3-dev</text:p>
      <text:p text:style-name="P1"><text:tab/>gfortran</text:p>
      <text:p text:style-name="P1"><text:tab/>m4</text:p>
      <text:p text:style-name="P1"><text:tab/>xsltproc</text:p>
      <text:p text:style-name="P1"><text:tab/>libxi-dev</text:p>
      <text:p text:style-name="P1"><text:tab/>zlib1g-dev </text:p>
      <text:p text:style-name="P1"><text:tab/>libxmu-dev</text:p>
      <text:p text:style-name="P1"><text:tab/>gettext</text:p>
      <text:p text:style-name="P1"/>
      <text:p text:style-name="P6">3. <text:span text:style-name="T4">Preparations before installation</text:span></text:p>
      <text:p text:style-name="P6"><text:tab/><text:span text:style-name="T4">a) </text:span>Create a folder (e.g., named ‘sniper’) , <text:s/><text:span text:style-name="T4">extract the sniper-6.1 and benchmarks here. </text:span></text:p>
      <text:p text:style-name="P1"><text:tab/><text:span text:style-name="T4">b) Copy all the files from our ‘other_files’ folder here.</text:span></text:p>
      <text:p text:style-name="P1"><text:tab/><text:span text:style-name="T8">c) cd sniper-6.1 and</text:span><text:span text:style-name="T7"> apply our patch ‘sniper_base.patch’</text:span></text:p>
      <text:p text:style-name="P3"><text:tab/><text:span text:style-name="T8">d) Extract the pin-2.14-67254-gcc.4.4.7-linux.tar.gz, rename it as ‘pin_kit’, and copy the folder into the ‘sniper-6.1’</text:span></text:p>
      <text:p text:style-name="P3"><text:tab/><text:span text:style-name="T8">e) Create a folder named ‘mcpat’ into the ‘sniper-6.1’, create a folder named ‘patches’ inside the ‘mcpat’, and copy the file ‘</text:span><text:span text:style-name="T6">sniper-mcpat-1.0.patc</text:span><text:span text:style-name="T7">h</text:span><text:span text:style-name="T4">’ into the folder ‘patches’</text:span></text:p>
      <text:p text:style-name="P5"><text:tab/><text:span text:style-name="T8">f) Create a folder named ‘HotSpot’ under path: sniper-6.1/common/scheduler/HotSpot. Copy all the *.c , *.h and LICENSE files from the ‘HotSpot-6.0.tar.gz’ into that folder, and </text:span><text:span text:style-name="T5">apply our patch ‘hotspot.patch’</text:span></text:p>
      <text:p text:style-name="P4"><text:tab/><text:span text:style-name="T8">g) Copy the whole folder named ‘Eigen’ from ‘Eigen 3.2.0’ to </text:span></text:p>
      <text:p text:style-name="P9"><text:tab/><text:tab/>sniper-6.1/common/scheduler/Eigen</text:p>
      <text:p text:style-name="P3"/>
      <text:p text:style-name="P1"><text:span text:style-name="T1">3</text:span>. Compile Sniper: </text:p>
      <text:p text:style-name="P1"><text:tab/>Modify the <text:span text:style-name="T7">path</text:span> under 'sniper-6.1/config/buildconfig.sh', 'buildconfig.makefile' and </text:p>
      <text:p text:style-name="P1">'sniper-6.1/common/scheduler/configurationParameters.cc', let it point to your files.</text:p>
      <text:p text:style-name="P1"><text:tab/><text:span text:style-name="T8">Modify the </text:span><text:span text:style-name="T7">path</text:span><text:span text:style-name="T8"> under ‘sniper/saturn.config’</text:span></text:p>
      <text:p text:style-name="P1"><text:tab/>cd sniper-6.1</text:p>
      <text:p text:style-name="P1"><text:tab/>make clean</text:p>
      <text:p text:style-name="P1"><text:tab/>make</text:p>
      <text:p text:style-name="P1"/>
      <text:p text:style-name="P1"><text:span text:style-name="T1">4</text:span>. Compile the benchmarks:</text:p>
      <text:p text:style-name="P1"><text:tab/><text:span text:style-name="T8">cd sniper/benchmarks/local, and </text:span><text:span text:style-name="T7">apply our patch ‘benchmakrs_local.patch’</text:span></text:p>
      <text:p text:style-name="P1"><text:soft-page-break/><text:tab/>vim Makefile, comment the ‘cpu 2006’ since it is pa<text:span text:style-name="T2">ye</text:span>d, <text:span text:style-name="T2">comment the ‘parsec’ since it cannot be compiled under ubuntu14.04.</text:span></text:p>
      <text:p text:style-name="P1"/>
      <text:p text:style-name="P1"><text:tab/>export GRAPHITE_ROOT=//path/to/sniper-6.1 </text:p>
      <text:p text:style-name="P1"><text:tab/>export BENCHMARKS_ROOT=$(pwd) </text:p>
      <text:p text:style-name="P1"><text:tab/>make</text:p>
      <text:p text:style-name="P1"><text:s/></text:p>
      <text:p text:style-name="P1"><text:tab/>/* ***************************************************************** */</text:p>
      <text:p text:style-name="P1"><text:tab/><text:span text:style-name="T1">If y</text:span>ou <text:span text:style-name="T1">do </text:span>need the benchmarks-parsec, then you need to compile <text:span text:style-name="T1">it</text:span> using ubuntu 12.<text:span text:style-name="T1">04</text:span>:</text:p>
      <text:p text:style-name="P1"><text:tab/>Boot the system by ubuntu 12.04 using live CD or bootable USB (try ubuntu).</text:p>
      <text:p text:style-name="P1"><text:tab/>Mount the main disk where <text:span text:style-name="T1">stores</text:span> the source codes:</text:p>
      <text:p text:style-name="P1"><text:tab/><text:tab/>sudo fdisk -l (to show <text:span text:style-name="T1">all the disks</text:span>)</text:p>
      <text:p text:style-name="P1"><text:tab/><text:tab/>sudo mount -t ntfs-3g /dev/sdaX (X indicates the disk number of your source code)</text:p>
      <text:p text:style-name="P1"><text:tab/>sudo apt-get update</text:p>
      <text:p text:style-name="P1"><text:tab/>Then, install all the packages listed above on ubuntu12.<text:span text:style-name="T1">04</text:span></text:p>
      <text:p text:style-name="P1"><text:tab/><text:span text:style-name="T1">Come to the benchmarks folder on your main disk, (</text:span>Normally, the mounted disk is under the <text:tab/><text:tab/>PATH: /media/……/home/name/…<text:span text:style-name="T1">/benchmarks)</text:span></text:p>
      <text:p text:style-name="P1"><text:tab/>!!! <text:span text:style-name="T10">Care about the permission of your main disk, you may need the ‘root’ permission to run <text:tab/>the ‘make’ (e.g., sudo su)</text:span></text:p>
      <text:p text:style-name="P1"><text:tab/><text:tab/></text:p>
      <text:p text:style-name="P1"><text:tab/><text:span text:style-name="T1">Modify the Makefile (only compile the ‘parsec’)</text:span></text:p>
      <text:p text:style-name="P1"/>
      <text:p text:style-name="P1"><text:tab/>export GRAPHITE_ROOT=//path/to/sniper-6.1 </text:p>
      <text:p text:style-name="P1"><text:tab/>export BENCHMARKS_ROOT=$(pwd) </text:p>
      <text:p text:style-name="P1"><text:tab/>make <text:span text:style-name="T1">(it takes tim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7:29:33.233336558</meta:creation-date>
    <dc:date>2017-10-12T14:40:32.230558208</dc:date>
    <meta:editing-duration>PT1H54M56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62" meta:word-count="380" meta:character-count="2950" meta:non-whitespace-character-count="2558"/>
  </office:meta>
</office:document-meta>
</file>